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Standard">
      <style:text-properties officeooo:rsid="0002a821" officeooo:paragraph-rsid="002a545d"/>
    </style:style>
    <style:style style:name="P6" style:family="paragraph" style:parent-style-name="Text_20_body">
      <style:text-properties officeooo:rsid="0002a821" officeooo:paragraph-rsid="002a545d"/>
    </style:style>
    <style:style style:name="P7" style:family="paragraph" style:parent-style-name="Preformatted_20_Text">
      <style:text-properties officeooo:rsid="0002da86" officeooo:paragraph-rsid="0002da86"/>
    </style:style>
    <style:style style:name="P8" style:family="paragraph" style:parent-style-name="Text_20_body">
      <style:text-properties officeooo:rsid="0002da86" officeooo:paragraph-rsid="0002da86"/>
    </style:style>
    <style:style style:name="P9" style:family="paragraph" style:parent-style-name="Table_20_Contents">
      <style:text-properties officeooo:rsid="0002da86" officeooo:paragraph-rsid="002a545d"/>
    </style:style>
    <style:style style:name="P10" style:family="paragraph" style:parent-style-name="Preformatted_20_Text">
      <style:text-properties officeooo:paragraph-rsid="00089572"/>
    </style:style>
    <style:style style:name="P11" style:family="paragraph" style:parent-style-name="Preformatted_20_Text">
      <style:text-properties officeooo:paragraph-rsid="00092068"/>
    </style:style>
    <style:style style:name="P12"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3"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14" style:family="paragraph" style:parent-style-name="Text_20_body">
      <style:paragraph-properties fo:text-align="center" style:justify-single-word="false"/>
      <style:text-properties fo:font-weight="bold" officeooo:paragraph-rsid="002a545d" style:font-weight-asian="bold" style:font-weight-complex="bold"/>
    </style:style>
    <style:style style:name="P15" style:family="paragraph" style:parent-style-name="Table_20_Contents">
      <style:text-properties officeooo:rsid="000178a1" officeooo:paragraph-rsid="000178a1"/>
    </style:style>
    <style:style style:name="P16" style:family="paragraph" style:parent-style-name="Text_20_body">
      <style:text-properties officeooo:rsid="000178a1" officeooo:paragraph-rsid="000178a1"/>
    </style:style>
    <style:style style:name="P17" style:family="paragraph" style:parent-style-name="Table_20_Contents">
      <style:text-properties officeooo:rsid="000178a1" officeooo:paragraph-rsid="001e455d"/>
    </style:style>
    <style:style style:name="P18"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9"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20"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21"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22" style:family="paragraph" style:parent-style-name="Text_20_body">
      <style:text-properties officeooo:rsid="00010485" officeooo:paragraph-rsid="00010485"/>
    </style:style>
    <style:style style:name="P23" style:family="paragraph" style:parent-style-name="Footnote">
      <style:text-properties officeooo:rsid="001fee28" officeooo:paragraph-rsid="001fee28"/>
    </style:style>
    <style:style style:name="P24" style:family="paragraph" style:parent-style-name="Text_20_body">
      <style:text-properties officeooo:rsid="001fee28" officeooo:paragraph-rsid="001fee28"/>
    </style:style>
    <style:style style:name="P25" style:family="paragraph" style:parent-style-name="Table_20_Contents">
      <style:text-properties officeooo:rsid="001e455d" officeooo:paragraph-rsid="001e455d"/>
    </style:style>
    <style:style style:name="P26" style:family="paragraph" style:parent-style-name="Text_20_body">
      <style:text-properties officeooo:rsid="001e455d" officeooo:paragraph-rsid="001e455d"/>
    </style:style>
    <style:style style:name="P27" style:family="paragraph" style:parent-style-name="Text_20_body">
      <style:text-properties officeooo:rsid="001e455d" officeooo:paragraph-rsid="0024b1b3"/>
    </style:style>
    <style:style style:name="P28" style:family="paragraph" style:parent-style-name="Text_20_body">
      <style:text-properties officeooo:rsid="001f17f7" officeooo:paragraph-rsid="001f17f7"/>
    </style:style>
    <style:style style:name="P29" style:family="paragraph" style:parent-style-name="Preformatted_20_Text">
      <style:text-properties officeooo:rsid="001f17f7" officeooo:paragraph-rsid="001f17f7"/>
    </style:style>
    <style:style style:name="P30" style:family="paragraph" style:parent-style-name="Preformatted_20_Text">
      <style:text-properties officeooo:paragraph-rsid="001fee28"/>
    </style:style>
    <style:style style:name="P31" style:family="paragraph" style:parent-style-name="Standard">
      <style:text-properties officeooo:paragraph-rsid="000178a1"/>
    </style:style>
    <style:style style:name="P32" style:family="paragraph" style:parent-style-name="Text_20_body">
      <style:text-properties officeooo:rsid="0016bc7c" officeooo:paragraph-rsid="0016bc7c"/>
    </style:style>
    <style:style style:name="P33" style:family="paragraph" style:parent-style-name="Text_20_body">
      <style:text-properties officeooo:rsid="001f8045" officeooo:paragraph-rsid="001f8045"/>
    </style:style>
    <style:style style:name="P34" style:family="paragraph" style:parent-style-name="Text_20_body">
      <style:text-properties officeooo:rsid="002178e0" officeooo:paragraph-rsid="002178e0"/>
    </style:style>
    <style:style style:name="P35" style:family="paragraph" style:parent-style-name="Preformatted_20_Text">
      <style:text-properties officeooo:paragraph-rsid="0024b1b3"/>
    </style:style>
    <style:style style:name="P36" style:family="paragraph" style:parent-style-name="Text_20_body">
      <style:text-properties officeooo:paragraph-rsid="0024b1b3"/>
    </style:style>
    <style:style style:name="P37" style:family="paragraph" style:parent-style-name="Preformatted_20_Text">
      <style:text-properties officeooo:rsid="000c3e29" officeooo:paragraph-rsid="0024b1b3"/>
    </style:style>
    <style:style style:name="P38" style:family="paragraph" style:parent-style-name="Standard">
      <style:text-properties officeooo:rsid="000c3e29" officeooo:paragraph-rsid="0024b1b3"/>
    </style:style>
    <style:style style:name="P39" style:family="paragraph" style:parent-style-name="Text_20_body">
      <style:text-properties officeooo:rsid="000c3e29" officeooo:paragraph-rsid="0024b1b3"/>
    </style:style>
    <style:style style:name="P40" style:family="paragraph" style:parent-style-name="Preformatted_20_Text">
      <style:text-properties officeooo:paragraph-rsid="0026c3a4"/>
    </style:style>
    <style:style style:name="P41" style:family="paragraph" style:parent-style-name="Standard">
      <style:text-properties officeooo:paragraph-rsid="0026c3a4"/>
    </style:style>
    <style:style style:name="P42" style:family="paragraph" style:parent-style-name="Preformatted_20_Text">
      <style:text-properties officeooo:rsid="0031f9fe" officeooo:paragraph-rsid="0031f9fe"/>
    </style:style>
    <style:style style:name="P43" style:family="paragraph" style:parent-style-name="Standard">
      <style:text-properties officeooo:rsid="0031f9fe" officeooo:paragraph-rsid="0031f9fe"/>
    </style:style>
    <style:style style:name="P44" style:family="paragraph" style:parent-style-name="Text_20_body">
      <style:text-properties officeooo:rsid="0031f9fe" officeooo:paragraph-rsid="0031f9fe"/>
    </style:style>
    <style:style style:name="P45" style:family="paragraph" style:parent-style-name="Preformatted_20_Text">
      <style:text-properties officeooo:paragraph-rsid="0031f9fe"/>
    </style:style>
    <style:style style:name="P46" style:family="paragraph" style:parent-style-name="Preformatted_20_Text">
      <style:text-properties officeooo:paragraph-rsid="0033843e"/>
    </style:style>
    <style:style style:name="P47" style:family="paragraph" style:parent-style-name="Preformatted_20_Text">
      <style:text-properties fo:font-size="9pt" style:font-size-asian="9pt" style:font-size-complex="9pt"/>
    </style:style>
    <style:style style:name="P48" style:family="paragraph" style:parent-style-name="Preformatted_20_Text">
      <style:text-properties fo:font-size="9pt" officeooo:paragraph-rsid="00358811" style:font-size-asian="9pt" style:font-size-complex="9pt"/>
    </style:style>
    <style:style style:name="P49" style:family="paragraph" style:parent-style-name="Standard">
      <style:text-properties officeooo:rsid="0033843e" officeooo:paragraph-rsid="0033843e"/>
    </style:style>
    <style:style style:name="P50" style:family="paragraph" style:parent-style-name="Standard">
      <style:text-properties officeooo:paragraph-rsid="00350a10"/>
    </style:style>
    <style:style style:name="P51" style:family="paragraph" style:parent-style-name="Table_20_Contents">
      <style:text-properties officeooo:paragraph-rsid="002a545d"/>
    </style:style>
    <style:style style:name="P52" style:family="paragraph" style:parent-style-name="Text_20_body">
      <style:text-properties officeooo:paragraph-rsid="0002a821"/>
    </style:style>
    <style:style style:name="P53" style:family="paragraph" style:parent-style-name="Text_20_body">
      <style:text-properties officeooo:rsid="0026c3a4" officeooo:paragraph-rsid="0026c3a4"/>
    </style:style>
    <style:style style:name="P54" style:family="paragraph" style:parent-style-name="Text_20_body">
      <style:text-properties officeooo:rsid="002a545d" officeooo:paragraph-rsid="002a545d"/>
    </style:style>
    <style:style style:name="P55" style:family="paragraph" style:parent-style-name="Text_20_body">
      <style:text-properties officeooo:rsid="0014fd60" officeooo:paragraph-rsid="0014fd60"/>
    </style:style>
    <style:style style:name="P56" style:family="paragraph" style:parent-style-name="Text_20_body">
      <style:text-properties officeooo:rsid="002da6ea" officeooo:paragraph-rsid="002da6ea"/>
    </style:style>
    <style:style style:name="P57" style:family="paragraph" style:parent-style-name="Text_20_body">
      <style:text-properties officeooo:rsid="002da6ea" officeooo:paragraph-rsid="00309398"/>
    </style:style>
    <style:style style:name="P58" style:family="paragraph" style:parent-style-name="Text_20_body">
      <style:text-properties officeooo:rsid="002da6ea" officeooo:paragraph-rsid="0031f9fe"/>
    </style:style>
    <style:style style:name="P59" style:family="paragraph" style:parent-style-name="Text_20_body">
      <style:text-properties officeooo:rsid="002f87c6" officeooo:paragraph-rsid="002f87c6"/>
    </style:style>
    <style:style style:name="P60" style:family="paragraph" style:parent-style-name="Text_20_body">
      <style:text-properties officeooo:rsid="00309398" officeooo:paragraph-rsid="00309398"/>
    </style:style>
    <style:style style:name="P61" style:family="paragraph" style:parent-style-name="Text_20_body">
      <style:text-properties officeooo:rsid="00358811" officeooo:paragraph-rsid="00358811"/>
    </style:style>
    <style:style style:name="P62" style:family="paragraph" style:parent-style-name="Preformatted_20_Text">
      <style:text-properties officeooo:rsid="0031f9fe" officeooo:paragraph-rsid="0031f9fe"/>
    </style:style>
    <style:style style:name="P63" style:family="paragraph" style:parent-style-name="Heading_20_2">
      <style:text-properties officeooo:rsid="0002a821" officeooo:paragraph-rsid="0002a821"/>
    </style:style>
    <style:style style:name="P64" style:family="paragraph" style:parent-style-name="Heading_20_2">
      <style:text-properties officeooo:paragraph-rsid="0024b1b3"/>
    </style:style>
    <style:style style:name="P65" style:family="paragraph" style:parent-style-name="Heading_20_2">
      <style:text-properties officeooo:rsid="001e455d" officeooo:paragraph-rsid="0024b1b3"/>
    </style:style>
    <style:style style:name="P66" style:family="paragraph" style:parent-style-name="Heading_20_2">
      <style:text-properties officeooo:rsid="002b90a7" officeooo:paragraph-rsid="002b90a7"/>
    </style:style>
    <style:style style:name="P67" style:family="paragraph" style:parent-style-name="Text_20_body" style:list-style-name="L1">
      <style:text-properties officeooo:rsid="001e455d" officeooo:paragraph-rsid="001e455d"/>
    </style:style>
    <style:style style:name="P68" style:family="paragraph" style:parent-style-name="Text_20_body">
      <style:text-properties officeooo:rsid="0002a821" officeooo:paragraph-rsid="0002a821"/>
    </style:style>
    <style:style style:name="P69" style:family="paragraph" style:parent-style-name="Text_20_body" style:list-style-name="L2">
      <style:text-properties officeooo:rsid="001fee28" officeooo:paragraph-rsid="001fee28"/>
    </style:style>
    <style:style style:name="P70" style:family="paragraph" style:parent-style-name="Text_20_body">
      <style:text-properties officeooo:rsid="002da6ea" officeooo:paragraph-rsid="002b90a7"/>
    </style:style>
    <style:style style:name="P71" style:family="paragraph" style:parent-style-name="Text_20_body" style:list-style-name="L3">
      <style:text-properties officeooo:rsid="002da6ea" officeooo:paragraph-rsid="002da6ea"/>
    </style:style>
    <style:style style:name="P72" style:family="paragraph" style:parent-style-name="Text_20_body" style:list-style-name="L3">
      <style:text-properties officeooo:paragraph-rsid="002da6ea"/>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officeooo:rsid="0026a316" style:font-size-asian="10pt" style:font-size-complex="10pt"/>
    </style:style>
    <style:style style:name="T6" style:family="text">
      <style:text-properties style:font-name="Liberation Mono" fo:font-size="10pt" officeooo:rsid="000178a1" style:font-size-asian="10pt" style:font-size-complex="10pt"/>
    </style:style>
    <style:style style:name="T7" style:family="text">
      <style:text-properties style:font-name="Liberation Mono" fo:font-size="10pt" officeooo:rsid="0031f9fe"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03d12e" style:font-size-asian="10pt" style:font-weight-asian="bold" style:font-size-complex="10pt" style:font-weight-complex="bold"/>
    </style:style>
    <style:style style:name="T10" style:family="text">
      <style:text-properties style:font-name="Liberation Mono" fo:font-size="10pt" fo:font-weight="bold" officeooo:rsid="002a545d" style:font-size-asian="10pt" style:font-weight-asian="bold" style:font-size-complex="10pt" style:font-weight-complex="bold"/>
    </style:style>
    <style:style style:name="T11" style:family="text">
      <style:text-properties style:font-name="Liberation Mono" fo:font-size="10pt" fo:font-weight="bold" officeooo:rsid="002da6ea" style:font-size-asian="10pt" style:font-weight-asian="bold" style:font-size-complex="10pt" style:font-weight-complex="bold"/>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officeooo:rsid="0002da86"/>
    </style:style>
    <style:style style:name="T14" style:family="text">
      <style:text-properties fo:font-style="italic" style:font-style-asian="italic" style:font-style-complex="italic"/>
    </style:style>
    <style:style style:name="T15" style:family="text">
      <style:text-properties fo:font-style="italic" officeooo:rsid="001f17f7" style:font-style-asian="italic" style:font-style-complex="italic"/>
    </style:style>
    <style:style style:name="T16" style:family="text">
      <style:text-properties fo:font-style="italic" officeooo:rsid="0026c3a4" style:font-style-asian="italic" style:font-style-complex="italic"/>
    </style:style>
    <style:style style:name="T17" style:family="text">
      <style:text-properties fo:font-style="italic" officeooo:rsid="002da6ea"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8970a" style:font-style-asian="italic" style:font-weight-asian="bold" style:font-style-complex="italic" style:font-weight-complex="bold"/>
    </style:style>
    <style:style style:name="T20" style:family="text">
      <style:text-properties fo:font-style="italic" fo:font-weight="bold" officeooo:rsid="002a545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f17f7" style:font-style-asian="normal" style:font-style-complex="normal"/>
    </style:style>
    <style:style style:name="T23" style:family="text">
      <style:text-properties fo:font-style="normal" officeooo:rsid="002a545d" style:font-style-asian="normal" style:font-style-complex="normal"/>
    </style:style>
    <style:style style:name="T24"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25"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26" style:family="text">
      <style:text-properties officeooo:rsid="00032648"/>
    </style:style>
    <style:style style:name="T27" style:family="text">
      <style:text-properties officeooo:rsid="0003d12e"/>
    </style:style>
    <style:style style:name="T28" style:family="text">
      <style:text-properties officeooo:rsid="0005869e"/>
    </style:style>
    <style:style style:name="T29" style:family="text">
      <style:text-properties officeooo:rsid="000c3e29"/>
    </style:style>
    <style:style style:name="T30" style:family="text">
      <style:text-properties officeooo:rsid="000de3a3"/>
    </style:style>
    <style:style style:name="T31" style:family="text">
      <style:text-properties officeooo:rsid="001e455d"/>
    </style:style>
    <style:style style:name="T32" style:family="text">
      <style:text-properties fo:font-weight="bold" style:font-weight-asian="bold" style:font-weight-complex="bold"/>
    </style:style>
    <style:style style:name="T33" style:family="text">
      <style:text-properties fo:font-weight="bold" officeooo:rsid="001f17f7" style:font-weight-asian="bold" style:font-weight-complex="bold"/>
    </style:style>
    <style:style style:name="T34" style:family="text">
      <style:text-properties officeooo:rsid="001f17f7"/>
    </style:style>
    <style:style style:name="T35" style:family="text">
      <style:text-properties officeooo:rsid="001fee28"/>
    </style:style>
    <style:style style:name="T36" style:family="text">
      <style:text-properties officeooo:rsid="002178e0"/>
    </style:style>
    <style:style style:name="T37" style:family="text">
      <style:text-properties officeooo:rsid="00232fad"/>
    </style:style>
    <style:style style:name="T38" style:family="text">
      <style:text-properties officeooo:rsid="0024b1b3"/>
    </style:style>
    <style:style style:name="T39" style:family="text">
      <style:text-properties officeooo:rsid="0026c3a4"/>
    </style:style>
    <style:style style:name="T40" style:family="text">
      <style:text-properties officeooo:rsid="0028970a"/>
    </style:style>
    <style:style style:name="T41" style:family="text">
      <style:text-properties officeooo:rsid="002a545d"/>
    </style:style>
    <style:style style:name="T42" style:family="text">
      <style:text-properties officeooo:rsid="002b90a7"/>
    </style:style>
    <style:style style:name="T43" style:family="text">
      <style:text-properties officeooo:rsid="002da6ea"/>
    </style:style>
    <style:style style:name="T44" style:family="text">
      <style:text-properties officeooo:rsid="0031f9fe"/>
    </style:style>
    <style:style style:name="T45" style:family="text">
      <style:text-properties officeooo:rsid="0033843e"/>
    </style:style>
    <style:style style:name="T46" style:family="text">
      <style:text-properties officeooo:rsid="003454bd"/>
    </style:style>
    <style:style style:name="T47" style:family="text">
      <style:text-properties officeooo:rsid="00358811"/>
    </style:style>
    <style:style style:name="T48" style:family="text">
      <style:text-properties officeooo:rsid="0035a7ae"/>
    </style:style>
    <style:style style:name="T49" style:family="text">
      <style:text-properties officeooo:rsid="003764a4"/>
    </style:style>
    <style:style style:name="T50" style:family="text">
      <style:text-properties officeooo:rsid="00387694"/>
    </style:style>
    <style:style style:name="T51" style:family="text">
      <style:text-properties officeooo:rsid="0038820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2">The QDL database extension. <text:span text:style-name="T1">A module that allows access to various databases </text:span><text:span text:style-name="T30">and has an extremely simple syntax – there are </text:span><text:span text:style-name="T37">6</text:span><text:span text:style-name="T30"> functions and that’s it</text:span><text:span text:style-name="T1">. </text:span><text:span text:style-name="T44">(You cold argue there are 4, but that’s a philosophical point.) </text:span><text:span text:style-name="T26">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6">To load the module, <text:span text:style-name="T51">issue something like</text:span></text:p>
      <text:p text:style-name="Preformatted_20_Text"><text:s text:c="3"/><text:span text:style-name="T51">db</text:span> := <text:span text:style-name="T51">j_load</text:span>('<text:span text:style-name="T51">db)</text:span></text:p>
      <text:p text:style-name="Heading">Supported functions</text:p>
      <text:p text:style-name="P16"/>
      <table:table table:name="Table1" table:style-name="Table1">
        <table:table-column table:style-name="Table1.A"/>
        <table:table-column table:style-name="Table1.B"/>
        <table:table-row>
          <table:table-cell table:style-name="Table1.A1" office:value-type="string">
            <text:p text:style-name="P12">Name</text:p>
          </table:table-cell>
          <table:table-cell table:style-name="Table1.B1" office:value-type="string">
            <text:p text:style-name="P12">Description</text:p>
          </table:table-cell>
        </table:table-row>
        <table:table-row>
          <table:table-cell table:style-name="Table1.A2" office:value-type="string">
            <text:p text:style-name="P20">batch_execute(stmt, args.)</text:p>
          </table:table-cell>
          <table:table-cell table:style-name="Table1.B2" office:value-type="string">
            <text:p text:style-name="P25">Run the same prepared statement with a stem of arguments.</text:p>
          </table:table-cell>
        </table:table-row>
        <table:table-row>
          <table:table-cell table:style-name="Table1.A2" office:value-type="string">
            <text:p text:style-name="P20">batch_read(stmt, args.{,flatten})</text:p>
          </table:table-cell>
          <table:table-cell table:style-name="Table1.B2" office:value-type="string">
            <text:p text:style-name="P25">Run the same read repeatedly using a stem of arguments. <text:span text:style-name="T36">Optionally trying to simplify the output.</text:span></text:p>
          </table:table-cell>
        </table:table-row>
        <table:table-row>
          <table:table-cell table:style-name="Table1.A2" office:value-type="string">
            <text:p text:style-name="P19"><text:span text:style-name="T1">connect</text:span>(<text:span text:style-name="T1">cfg.</text:span>)</text:p>
          </table:table-cell>
          <table:table-cell table:style-name="Table1.B2" office:value-type="string">
            <text:p text:style-name="P17">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8">execute(stmt{,args.})</text:p>
          </table:table-cell>
          <table:table-cell table:style-name="Table1.B2" office:value-type="string">
            <text:p text:style-name="P15">Execute a statement with no result</text:p>
          </table:table-cell>
        </table:table-row>
        <table:table-row>
          <table:table-cell table:style-name="Table1.A2" office:value-type="string">
            <text:p text:style-name="P18">read(stmt{, args.})</text:p>
          </table:table-cell>
          <table:table-cell table:style-name="Table1.B2" office:value-type="string">
            <text:p text:style-name="P15">Execute a statement with a result</text:p>
          </table:table-cell>
        </table:table-row>
        <table:table-row>
          <table:table-cell table:style-name="Table1.A2" office:value-type="string">
            <text:p text:style-name="P18">update(stmt{,args.})</text:p>
          </table:table-cell>
          <table:table-cell table:style-name="Table1.B2" office:value-type="string">
            <text:p text:style-name="P15">Update an entry in the database, <text:span text:style-name="T43">getting back the rows changed.</text:span></text:p>
          </table:table-cell>
        </table:table-row>
      </table:table>
      <text:p text:style-name="P31"/>
      <text:p text:style-name="Heading">Notes</text:p>
      <text:list text:style-name="L1">
        <text:list-item>
          <text:p text:style-name="P67">Execute, read and update can be run without <text:span text:style-name="T39">any argument, or</text:span> may take a scalar as the argument too. This is interpreted to mean there is a single parameter</text:p>
        </text:list-item>
      </text:list>
      <text:p text:style-name="Heading">Variables</text:p>
      <text:p text:style-name="Text_20_body"><text:span text:style-name="T5">sql_</text:span><text:span text:style-name="T4">types. </text:span>- <text:span text:style-name="T3">a stem of names and integer values, </text:span></text:p>
      <text:p text:style-name="Preformatted_20_Text"><text:s/><text:span text:style-name="T42">db#sql_</text:span>types.</text:p>
      <text:p text:style-name="P11">{</text:p>
      <text:p text:style-name="P11"><text:s/>NUMERIC:2, </text:p>
      <text:p text:style-name="P10"><text:soft-page-break/><text:s/>FLOAT:6, </text:p>
      <text:p text:style-name="P10"><text:s/>BLOB:2004, </text:p>
      <text:p text:style-name="P10"><text:s/>LONGVARCHAR:-1, </text:p>
      <text:p text:style-name="P10"><text:s/>CLOB:2005, </text:p>
      <text:p text:style-name="P10"><text:s/>ARRAY:2003, </text:p>
      <text:p text:style-name="P10"><text:s/>BINARY:-2, </text:p>
      <text:p text:style-name="P10"><text:s/>CHAR:1, </text:p>
      <text:p text:style-name="P10"><text:s/>BIGINT:-5, </text:p>
      <text:p text:style-name="P10"><text:s/>TIME:92, </text:p>
      <text:p text:style-name="P10"><text:s/>BIT:-7, </text:p>
      <text:p text:style-name="P10"><text:s/>DATE:91, </text:p>
      <text:p text:style-name="P10"><text:s/>REF:2006, </text:p>
      <text:p text:style-name="P10"><text:s/>SQLXML:2009, </text:p>
      <text:p text:style-name="P10"><text:s/>SMALLINT:5, </text:p>
      <text:p text:style-name="P10"><text:s/>TIMESTAMP:93, </text:p>
      <text:p text:style-name="P10"><text:s/>VARCHAR:12, </text:p>
      <text:p text:style-name="P10"><text:s/>REAL:7, </text:p>
      <text:p text:style-name="P10"><text:s/>VARBINARY:-3, </text:p>
      <text:p text:style-name="P10"><text:s/>DOUBLE:8, </text:p>
      <text:p text:style-name="P10"><text:s/>STRUCT:2002, </text:p>
      <text:p text:style-name="P10"><text:s/>TINYINT:-6, </text:p>
      <text:p text:style-name="P10"><text:s/>INTEGER:4</text:p>
      <text:p text:style-name="P10">}</text:p>
      <text:p text:style-name="Text_20_body"/>
      <text:p text:style-name="Text_20_body"><text:span text:style-name="T3">These are internal values and should not be altered. </text:span><text:s/></text:p>
      <text:h text:style-name="P63" text:outline-level="2">Arguments <text:span text:style-name="T38">generally</text:span></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31">If there is a scalar, it is used for the only parameter, E.g.</text:span></text:p>
      <text:p text:style-name="P3">db#read('select * from my_table where id=?', '<text:span text:style-name="T31">client_DB864EF6754</text:span>');</text:p>
      <text:p text:style-name="P4"/>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39">sql_</text:span>types.TINYINT]);</text:p>
      <text:p text:style-name="P52"/>
      <text:p text:style-name="P53">More generally, a lit of arguments is of the form</text:p>
      <text:p text:style-name="Preformatted_20_Text">[a0,a1,…]</text:p>
      <text:p text:style-name="P41"><text:soft-page-break/><text:line-break/>where a's are either simple types - long, big decimal, string, boolean or null<text:line-break/>or are an explicit record</text:p>
      <text:p text:style-name="Preformatted_20_Text"><text:line-break/>[value, type]</text:p>
      <text:p text:style-name="P41"><text:line-break/>In which case the type will be asserted (and the value may be changed too).<text:line-break/><text:span text:style-name="T14">E.g.</text:span></text:p>
      <text:p text:style-name="P41"><text:span text:style-name="T14"/></text:p>
      <text:p text:style-name="P40">['foo',[12223,<text:span text:style-name="T39">sql_</text:span><text:span text:style-name="T3">types.</text:span>DATE],['3dgb3ty24fgf',<text:span text:style-name="T39">sql_</text:span><text:span text:style-name="T3">types.</text:span>BINARY]]</text:p>
      <text:p text:style-name="P41"/>
      <text:p text:style-name="P41">would assert the first is a string, convert the second into a date and the 3rd is assumed<text:line-break/>to be base 64 encoded and would be decoded and asserted as a byte[]</text:p>
      <text:p text:style-name="Standard"/>
      <text:p text:style-name="P2">Prepared statements are also extremely useful so you don’t have to do a lot of escaping of quotes. For instance to do a search using a regex might look like</text:p>
      <text:p text:style-name="Preformatted_20_Text"><text:s text:c="5"/>db#read('select client_id from oauth2.clients where client_id regexp ?', ['.*123.*'])</text:p>
      <text:p text:style-name="Preformatted_20_Text">{client_id:oa4mp:/client_id/7142f3461239deb57d98ba3a4636}</text:p>
      <text:p text:style-name="P32">Remember that SQL engines are not really QDL aware, so if you are trying to store your 1000 digit approximation to pi as a number, the database may simply refuse to accept it <text:span text:style-name="T39">or it is free to truncate it, mangle it, </text:span><text:span text:style-name="T16">etc</text:span>. <text:s/></text:p>
      <text:p text:style-name="P26">Finally, <text:span text:style-name="T8">read</text:span> always returns a list since there are generally assumed to be multiple results. This also holds if you supply a scalar as the second argument.</text:p>
      <text:h text:style-name="P64" text:outline-level="2">Responses <text:span text:style-name="T38">generally</text:span></text:h>
      <text:p text:style-name="P38">A <text:span text:style-name="T18">stem response </text:span><text:span text:style-name="T19">entry</text:span> is of the form </text:p>
      <text:p text:style-name="P39"/>
      <text:p text:style-name="P35">{<text:span text:style-name="T25">column</text:span><text:span text:style-name="T29">0</text:span>:value<text:span text:style-name="T29">0</text:span>, <text:span text:style-name="T25">column</text:span><text:span text:style-name="T29">1</text:span>:value<text:span text:style-name="T29">1, </text:span>…}</text:p>
      <text:p text:style-name="P39"/>
      <text:p text:style-name="P36"><text:span text:style-name="T29">The response from a read will be either a stem response (if there is a single row returned) or a list of them for multiple rows. <text:s/></text:span><text:span text:style-name="T30">The type of the value will be one of the basic QDL types, matched up to the response from the server. Default case </text:span><text:span text:style-name="T40">has the </text:span><text:span text:style-name="T30">value </text:span><text:span text:style-name="T40">a</text:span><text:span text:style-name="T30">s a string.</text:span></text:p>
      <text:p text:style-name="P39">Only a read will return a response, <text:span text:style-name="T41">execute and update return a dummy response of </text:span><text:span text:style-name="T10">true</text:span><text:span text:style-name="T41"> if it worked or raise an error if it did not</text:span>. <text:s/>In the example above, including the response we would have </text:p>
      <text:p text:style-name="P35"><text:s text:c="5"/>db#read('select client_id from oauth2.clients where client_id regexp ?', ['.*123.*'])</text:p>
      <text:p text:style-name="P37">{client_id:oa4mp:/client_id/7142f3461239deb57d98ba3a4636} </text:p>
      <text:p text:style-name="P36"/>
      <text:p text:style-name="P27">In this <text:span text:style-name="T30">case, the select statement requested a single column, client_id and that is therefore the only key in the response. </text:span></text:p>
      <text:h text:style-name="P65" text:outline-level="2"><text:soft-page-break/>Batch processing <text:span text:style-name="T38">generally</text:span></text:h>
      <text:p text:style-name="P27">There are two batch calls, <text:span text:style-name="T8">batch_execute</text:span> for updates and inserts <text:span text:style-name="T14">i.e., </text:span><text:span text:style-name="T21">that do not return a result from the database, and </text:span><text:span text:style-name="T12">batch_read</text:span><text:span text:style-name="T21"> that does return results. While you could loop and get formally the same result, in practice, connecting to a database is often a very expensive operation that can exhaust system resources, especially for a huge update or collection of inserts. It is far better </text:span><text:span text:style-name="T23">(as in an order of magnitude faster, at least, for sufficiently large sets) </text:span><text:span text:style-name="T21">to send everything as a single command to the database and databases are generally very well optimized for this. </text:span></text:p>
      <text:h text:style-name="Heading_20_1" text:outline-level="1">Function Reference</text:h>
      <text:h text:style-name="Heading_20_2" text:outline-level="2">batch_read</text:h>
      <text:p text:style-name="Heading">Description</text:p>
      <text:p text:style-name="P28">Do multiple queries on the database in a single request. </text:p>
      <text:p text:style-name="Heading">Usage</text:p>
      <text:p text:style-name="P29">batch_read(statement, args.{, flatten})</text:p>
      <text:p text:style-name="Heading">Arguments</text:p>
      <text:p text:style-name="P28">statement – a (prepared) statement that will be executed</text:p>
      <text:p text:style-name="P28">args. - a stem. This may be a stem of scalars if there is a single parameter in the statement or it may be a stem of lists. In a list, the order of the elements is the order they are used in the prepared statement.</text:p>
      <text:p text:style-name="Text_20_body"><text:span text:style-name="T34">Flatten – (optional) a boolean to control the returned result. If <text:s/>args. is a stem of scalars, </text:span><text:span text:style-name="T15">and </text:span><text:span text:style-name="T22">there is at most one result per query, </text:span><text:span text:style-name="T15">then </text:span><text:span text:style-name="T34">setting flatten to </text:span><text:span text:style-name="T33">true </text:span><text:span text:style-name="T34">will try to return a result matching each element of the stem.</text:span></text:p>
      <text:p text:style-name="Heading">Output</text:p>
      <text:p text:style-name="P33">A stem conformable to <text:span text:style-name="T8">args.</text:span> of results. <text:span text:style-name="T37">Remember that each query will return a list of results, so the output of this operation might be quite large depending on your query.</text:span></text:p>
      <text:p text:style-name="Heading">Examples</text:p>
      <text:p text:style-name="P28">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oft-page-break/><text:s text:c="2"/>one : [{creation_ts:2024-03-21T05:00:00.000Z,client_id:oa4mp:/client_id/5667}]</text:p>
      <text:p text:style-name="Preformatted_20_Text">}</text:p>
      <text:p text:style-name="P28"/>
      <text:p text:style-name="P28">E.g. With flatten.</text:p>
      <text:p text:style-name="P28">In this case, a list of strings is supplied and the flatten argument is set to true, so any list of results that has a single element is flattened to its contents (hence the name). This allows the case that simple cases stay simple.</text:p>
      <text:p text:style-name="P28"/>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Heading_20_2" text:outline-level="2">batch_execute</text:h>
      <text:p text:style-name="Heading">Description</text:p>
      <text:p text:style-name="P33">Execute multiple prepared statements in a single call.</text:p>
      <text:p text:style-name="Heading">Usage</text:p>
      <text:p text:style-name="Preformatted_20_Text">batch_execute(statement, args.)</text:p>
      <text:p text:style-name="Heading">Arguments</text:p>
      <text:p text:style-name="P24">statement – a string that is the prepared statement.</text:p>
      <text:p text:style-name="P24">args. - A stem of scalars (if there is a single parameter in the statement) or a list of values which will be used to prepare the statement.</text:p>
      <text:p text:style-name="Heading">Output</text:p>
      <text:p text:style-name="P24">At stem conformable to args., where each element is an integer. If the 0 &lt;= value, then this is the number of rows affected by the statement. If negative, this offers one of two conditions:</text:p>
      <text:list text:style-name="L2">
        <text:list-item>
          <text:p text:style-name="P69"><text:span text:style-name="T32">-2</text:span> = the operation worked, but no other information is available</text:p>
        </text:list-item>
        <text:list-item>
          <text:p text:style-name="P69"><text:span text:style-name="T32">-3</text:span> = the statement failed, but processing continued. </text:p>
        </text:list-item>
      </text:list>
      <text:p text:style-name="Heading">Examples.</text:p>
      <text:p text:style-name="P24">E.g.</text:p>
      <text:p text:style-name="P24">Let us use the prepared statement</text:p>
      <text:p text:style-name="P30">stmt := 'UPDATE my_table set accessed=? where id=? AND (access IS NULL or create_ts&lt;?)'</text:p>
      <text:p text:style-name="P24"><text:soft-page-break/></text:p>
      <text:p text:style-name="P24">and we have a large list of values. Each element of the list is a list whose values are used in the prepared statement</text:p>
      <text:p text:style-name="Preformatted_20_Text">v.:=[[date_ms(), '7D5EF', date_ms()-2419200000], [date_ms(),'C46AB',date_ms()-2419200000]]</text:p>
      <text:p text:style-name="P24">(just 2 for this example, but it could be thousands). You issue</text:p>
      <text:p text:style-name="Preformatted_20_Text">rc. := batch_execute(stmt, v.)</text:p>
      <text:p text:style-name="Text_20_body"/>
      <text:p text:style-name="P34">The next example will show possible return codes in more detail.</text:p>
      <text:p text:style-name="Text_20_body">E.g. <text:span text:style-name="T35">M</text:span>ass delete</text:p>
      <text:p text:style-name="Text_20_body">This will do a mass delete by a unique id. It uses the fact that the function accepts a list of scalars if there is a single parameter. <text:span text:style-name="T35">Mass deletes are a fine usage of this because deletes can be extremely resource intensive</text:span><text:span text:style-name="T35"><text:note text:id="ftn1" text:note-class="footnote"><text:note-citation>1</text:note-citation><text:note-body><text:p text:style-name="P23">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20">s</text:span>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text:span text:style-name="T50">db#</text:span>batch_execute(stmt, ids.);</text:p>
      <text:p text:style-name="Preformatted_20_Text">[1,-2,<text:span text:style-name="T35">0,5,-3</text:span>,…]</text:p>
      <text:p text:style-name="P24">in this case various return codes are in effect showing the number of affected rows (&gt;= 0) or how processing happened. -2 means it worked, but the system cannot report more, -3 means it failed. </text:p>
      <text:h text:style-name="Heading_20_2" text:outline-level="2"><text:span text:style-name="T41">c</text:span>onnect</text:h>
      <text:p text:style-name="Heading">Description</text:p>
      <text:p text:style-name="P54">Setup the co<text:span text:style-name="T49">n</text:span>nection to a database. <text:span text:style-name="T42">You must connect to the database before issuing commands or they will fail.</text:span></text:p>
      <text:p text:style-name="Heading">Usage</text:p>
      <text:p text:style-name="Preformatted_20_Text">connect(cfg.)</text:p>
      <text:p text:style-name="Heading">Arguments</text:p>
      <text:p text:style-name="P54"><text:span text:style-name="T8">cfg. </text:span>= stem with connection parameters</text:p>
      <text:p text:style-name="P5">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3">Description</text:p>
          </table:table-cell>
          <table:table-cell table:style-name="Table2.C1" office:value-type="string">
            <text:p text:style-name="P13">Comment</text:p>
          </table:table-cell>
        </table:table-row>
        <table:table-row>
          <table:table-cell table:style-name="Table2.A2" office:value-type="string">
            <text:p text:style-name="P21">username </text:p>
          </table:table-cell>
          <table:table-cell table:style-name="Table2.A2" office:value-type="string">
            <text:p text:style-name="P9">The user name</text:p>
          </table:table-cell>
          <table:table-cell table:style-name="Table2.C2" office:value-type="string">
            <text:p text:style-name="P51"/>
          </table:table-cell>
        </table:table-row>
        <table:table-row>
          <table:table-cell table:style-name="Table2.A2" office:value-type="string">
            <text:p text:style-name="P21">password</text:p>
          </table:table-cell>
          <table:table-cell table:style-name="Table2.A2" office:value-type="string">
            <text:p text:style-name="P9">The password</text:p>
          </table:table-cell>
          <table:table-cell table:style-name="Table2.C2" office:value-type="string">
            <text:p text:style-name="P51"/>
          </table:table-cell>
        </table:table-row>
        <text:soft-page-break/>
        <table:table-row>
          <table:table-cell table:style-name="Table2.A2" office:value-type="string">
            <text:p text:style-name="P21">database </text:p>
          </table:table-cell>
          <table:table-cell table:style-name="Table2.A2" office:value-type="string">
            <text:p text:style-name="P9">The name of the database</text:p>
          </table:table-cell>
          <table:table-cell table:style-name="Table2.C2" office:value-type="string">
            <text:p text:style-name="P9">In Derby this is the path </text:p>
          </table:table-cell>
        </table:table-row>
        <table:table-row>
          <table:table-cell table:style-name="Table2.A2" office:value-type="string">
            <text:p text:style-name="P21">schema</text:p>
          </table:table-cell>
          <table:table-cell table:style-name="Table2.A2" office:value-type="string">
            <text:p text:style-name="P9">The schema </text:p>
          </table:table-cell>
          <table:table-cell table:style-name="Table2.C2" office:value-type="string">
            <text:p text:style-name="P51"/>
          </table:table-cell>
        </table:table-row>
        <table:table-row>
          <table:table-cell table:style-name="Table2.A2" office:value-type="string">
            <text:p text:style-name="P21">host</text:p>
          </table:table-cell>
          <table:table-cell table:style-name="Table2.A2" office:value-type="string">
            <text:p text:style-name="P9">The host</text:p>
          </table:table-cell>
          <table:table-cell table:style-name="Table2.C2" office:value-type="string">
            <text:p text:style-name="P51"/>
          </table:table-cell>
        </table:table-row>
        <table:table-row>
          <table:table-cell table:style-name="Table2.A2" office:value-type="string">
            <text:p text:style-name="P21">port</text:p>
          </table:table-cell>
          <table:table-cell table:style-name="Table2.A2" office:value-type="string">
            <text:p text:style-name="P9">The port</text:p>
          </table:table-cell>
          <table:table-cell table:style-name="Table2.C2" office:value-type="string">
            <text:p text:style-name="P9">Standard ports are 3306 for maria DB and mysql and 5432 for postgres. Derby does not use ports</text:p>
          </table:table-cell>
        </table:table-row>
        <table:table-row>
          <table:table-cell table:style-name="Table2.A2" office:value-type="string">
            <text:p text:style-name="P21">parameters </text:p>
          </table:table-cell>
          <table:table-cell table:style-name="Table2.A2" office:value-type="string">
            <text:p text:style-name="P9">Specific connection parameters</text:p>
          </table:table-cell>
          <table:table-cell table:style-name="Table2.C2" office:value-type="string">
            <text:p text:style-name="P9">These are very vendor specific</text:p>
          </table:table-cell>
        </table:table-row>
        <table:table-row>
          <table:table-cell table:style-name="Table2.A2" office:value-type="string">
            <text:p text:style-name="P21">useSSL</text:p>
          </table:table-cell>
          <table:table-cell table:style-name="Table2.A2" office:value-type="string">
            <text:p text:style-name="P9">Use SSL for the connection</text:p>
          </table:table-cell>
          <table:table-cell table:style-name="Table2.C2" office:value-type="string">
            <text:p text:style-name="P9">Make <text:span text:style-name="T14">sure</text:span><text:span text:style-name="T21"> you have set up SSL correctly first!</text:span></text:p>
          </table:table-cell>
        </table:table-row>
        <table:table-row>
          <table:table-cell table:style-name="Table2.A2" office:value-type="string">
            <text:p text:style-name="P21">bootPassword</text:p>
          </table:table-cell>
          <table:table-cell table:style-name="Table2.A2" office:value-type="string">
            <text:p text:style-name="P9">The boot password</text:p>
          </table:table-cell>
          <table:table-cell table:style-name="Table2.C2" office:value-type="string">
            <text:p text:style-name="P9">Derby only</text:p>
          </table:table-cell>
        </table:table-row>
        <table:table-row>
          <table:table-cell table:style-name="Table2.A2" office:value-type="string">
            <text:p text:style-name="P21"><text:span text:style-name="T13">i</text:span>nMemory</text:p>
          </table:table-cell>
          <table:table-cell table:style-name="Table2.A2" office:value-type="string">
            <text:p text:style-name="P9">Run in memory only</text:p>
          </table:table-cell>
          <table:table-cell table:style-name="Table2.C2" office:value-type="string">
            <text:p text:style-name="P9">Derby. Note that this database will vanish as soon as you exit QDL.</text:p>
          </table:table-cell>
        </table:table-row>
        <table:table-row>
          <table:table-cell table:style-name="Table2.A2" office:value-type="string">
            <text:p text:style-name="P21"><text:span text:style-name="T13">t</text:span>ype </text:p>
          </table:table-cell>
          <table:table-cell table:style-name="Table2.A2" office:value-type="string">
            <text:p text:style-name="P9">The type of the connection</text:p>
          </table:table-cell>
          <table:table-cell table:style-name="Table2.C2" office:value-type="string">
            <text:p text:style-name="P6">One of mysql, mariadb, postgres or derby</text:p>
          </table:table-cell>
        </table:table-row>
      </table:table>
      <text:p text:style-name="P6"/>
      <text:p text:style-name="Heading">Output</text:p>
      <text:p text:style-name="P54">Ther result is always <text:span text:style-name="T8">true</text:span> or an error is raised.</text:p>
      <text:p text:style-name="Heading">Example </text:p>
      <text:p text:style-name="Preformatted_20_Text"><text:s text:c="4"/>cfg.'username' := '<text:span text:style-name="T24">qdl-user</text:span>';</text:p>
      <text:p text:style-name="Preformatted_20_Text"><text:s text:c="4"/>cfg.'password' := '<text:span text:style-name="T24">w00fity</text:span>';</text:p>
      <text:p text:style-name="Preformatted_20_Text"><text:s text:c="4"/>cfg.'schema' := '<text:span text:style-name="T24">qdl_test</text:span>';</text:p>
      <text:p text:style-name="Preformatted_20_Text"><text:s text:c="4"/>cfg.'database' := '<text:span text:style-name="T24">qdl_test</text:span>';</text:p>
      <text:p text:style-name="Preformatted_20_Text"><text:s text:c="4"/>cfg.'host' := 'localhost';</text:p>
      <text:p text:style-name="Preformatted_20_Text"><text:s text:c="4"/>cfg.'port' := 3306;</text:p>
      <text:p text:style-name="Preformatted_20_Text"><text:s text:c="4"/>cfg.'type' := 'mariadb';</text:p>
      <text:p text:style-name="P7"><text:s text:c="3"/>db#connect(cfg.);</text:p>
      <text:p text:style-name="P7">true</text:p>
      <text:p text:style-name="Text_20_body"/>
      <text:p text:style-name="P8">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pan text:style-name="T26">The result is a stem. </text:span><text:span text:style-name="T27">Note that the database engine itself returned the name of the result as </text:span><text:span text:style-name="T9">'count(*)' </text:span><text:span text:style-name="T27">and this may vary by vendor. </text:span><text:span text:style-name="T28">In any case, there are 161 entries in the given table for the given database.</text:span></text:p>
      <text:h text:style-name="Heading_20_3" text:outline-level="3"><text:soft-page-break/>How do I close a connection?</text:h>
      <text:p text:style-name="P55">You don’t. <text:s/>Connecting to the database means creating a pool that makes connections and destroys them as needed, so there is no single connection to dispose of.</text:p>
      <text:h text:style-name="P66" text:outline-level="2">execute</text:h>
      <text:p text:style-name="Heading">Description</text:p>
      <text:p text:style-name="P70">The most general way to execute an SQL statement. The read and update functions break down the two return types so you don’t have to test for what you got back. </text:p>
      <text:p text:style-name="Heading">Usage</text:p>
      <text:p text:style-name="Preformatted_20_Text">execute(stmt{,args.})</text:p>
      <text:p text:style-name="Table_20_Contents"/>
      <text:p text:style-name="Heading">Arguments</text:p>
      <text:p text:style-name="P56"><text:span text:style-name="T8">stmt</text:span> = the SQL statement</text:p>
      <text:p text:style-name="P56"><text:span text:style-name="T8">args.</text:span> = (optional) the parameters if the stmt is prepared. <text:span text:style-name="T48">Note that a scalar may be used if there is exactly one parameter in the prepared statement.</text:span></text:p>
      <text:p text:style-name="Heading">Output</text:p>
      <text:p text:style-name="P56">Either </text:p>
      <text:list text:style-name="L3">
        <text:list-item>
          <text:p text:style-name="P71">A result list if the statement returns a result, <text:span text:style-name="T14">e.g.</text:span> it is a <text:span text:style-name="T8">SELECT</text:span> statement</text:p>
        </text:list-item>
        <text:list-item>
          <text:p text:style-name="P72"><text:span text:style-name="T43">An integer for the number of rows affected, </text:span><text:span text:style-name="T17">e.g.</text:span><text:span text:style-name="T43">, it is an </text:span><text:span text:style-name="T11">INSERT</text:span>,<text:span text:style-name="T11"> UPDATE</text:span> <text:span text:style-name="T43">or</text:span><text:span text:style-name="T11"> DELETE</text:span></text:p>
        </text:list-item>
      </text:list>
      <text:p text:style-name="Heading">Example</text:p>
      <text:p text:style-name="P48"><text:s text:c="3"/>a. ≔ db#execute('select * from ' <text:span text:style-name="T47">+ cfg.schema + </text:span></text:p>
      <text:p text:style-name="P48"><text:span text:style-name="T47"><text:s text:c="19"/>'</text:span>client_approvals where client_id REGEXP \'.*234.*\'');<text:line-break/></text:p>
      <text:p text:style-name="P47">print(a\[;5]\client_id)</text:p>
      <text:p text:style-name="P47"><text:s text:c="3"/>0 : myproxy:oa4mp,2012:/adminClient/10ef0068ecb49cef2d1f918a22dc860/1655392348601</text:p>
      <text:p text:style-name="P47"><text:s text:c="3"/>1 : myproxy:oa4mp,2012:/adminClient/1b493909913b4348bbc997623176783e/1665765523406</text:p>
      <text:p text:style-name="P47"><text:s text:c="3"/>2 : myproxy:oa4mp,2012:/adminClient/2341e2ad8a643241eadbf05fa801b68c/1669828613898</text:p>
      <text:p text:style-name="P47"><text:s text:c="3"/>3 : myproxy:oa4mp,2012:/adminClient/23479e753498a4d539a11aba3bf9d4a4/1708722611415</text:p>
      <text:p text:style-name="P47"><text:s text:c="3"/>4 : myproxy:oa4mp,2012:/adminClient/2371b66f9832347b8a96353d362c589c/1687546274421</text:p>
      <text:p text:style-name="Text_20_body"/>
      <text:p text:style-name="P61">Here a possibly large set is selected and only the identifiers of the first 5 are printed. Note that if the function had been <text:span text:style-name="T8">read</text:span> instead of <text:span text:style-name="T8">execute</text:span>, this would be the same.</text:p>
      <text:h text:style-name="Heading_20_2" text:outline-level="2"><text:soft-page-break/>read</text:h>
      <text:p text:style-name="Heading">Description</text:p>
      <text:p text:style-name="P59">Execute an SQL statement that returns a list of results.</text:p>
      <text:p text:style-name="Heading">Usage</text:p>
      <text:p text:style-name="Preformatted_20_Text">read(stmt{, args.})</text:p>
      <text:p text:style-name="Heading">Arguments</text:p>
      <text:p text:style-name="P57"><text:span text:style-name="T8">stmt</text:span> = the SQL statement</text:p>
      <text:p text:style-name="P57"><text:span text:style-name="T8">args.</text:span> = (optional) the <text:span text:style-name="T44">list of</text:span> parameters if the stmt is prepared. <text:span text:style-name="T44">This may be a scalar if there is exactly one parameter.</text:span></text:p>
      <text:p text:style-name="Heading">Output</text:p>
      <text:p text:style-name="P60">A list of results. This list may be empty if there are no results.</text:p>
      <text:p text:style-name="Heading">Example</text:p>
      <text:p text:style-name="P45"><text:s text:c="3"/><text:span text:style-name="T44">id := 'client_id:/3467653';</text:span></text:p>
      <text:p text:style-name="Preformatted_20_Text"><text:s text:c="3"/>db#read('select * from ' + cfg.schema + '.clients where client_id=?',id); </text:p>
      <text:p text:style-name="P42">[</text:p>
      <text:p text:style-name="P42"><text:s text:c="3"/>{client_id : 'client_id:/3467653',</text:p>
      <text:p text:style-name="P42"><text:s text:c="3"/>… // lots more!</text:p>
      <text:p text:style-name="P42">]</text:p>
      <text:p text:style-name="Standard"/>
      <text:p text:style-name="P50"/>
      <text:h text:style-name="Heading_20_2" text:outline-level="2">update</text:h>
      <text:p text:style-name="Heading">Description</text:p>
      <text:p text:style-name="P44">Update a selection of rows. Note that this does not return a result set, so issuing this with a SELECT clause or some such will fail.</text:p>
      <text:p text:style-name="Heading">Usage</text:p>
      <text:p text:style-name="Preformatted_20_Text"><text:span text:style-name="T7">upd</text:span><text:span text:style-name="T6">ate(stmt{,args.})</text:span></text:p>
      <text:p text:style-name="Heading">Arguments</text:p>
      <text:p text:style-name="P58"><text:span text:style-name="T8">stmt</text:span> = the SQL statement</text:p>
      <text:p text:style-name="P58"><text:span text:style-name="T8">args.</text:span> = (optional) the <text:span text:style-name="T44">list of</text:span> parameters if the <text:span text:style-name="T8">stmt</text:span> is prepared. <text:span text:style-name="T44">This may be a scalar if there is exactly one parameter.</text:span></text:p>
      <text:p text:style-name="Heading"><text:soft-page-break/>Output</text:p>
      <text:p text:style-name="P44">An integer reflecting the number of rows affected.</text:p>
      <text:p text:style-name="Heading">Example</text:p>
      <text:p text:style-name="P44">This updates a single column <text:span text:style-name="T45">to the value {}</text:span>, </text:p>
      <text:p text:style-name="P45"><text:s text:c="3"/>db#update('update ' + cfg.schema + </text:p>
      <text:p text:style-name="P46"><text:s text:c="13"/>'.clients set cfg=? where INSTR(cfg, \'{"isSaved\') &gt;0', </text:p>
      <text:p text:style-name="P46"><text:s text:c="13"/>'{}');</text:p>
      <text:p text:style-name="P42">93</text:p>
      <text:p text:style-name="P43"/>
      <text:p text:style-name="P49">This states that 93 rows in the database were updated. <text:span text:style-name="T46">Note that since there was a single parameter, the last argument is just a sca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5-01-07T13:17:58.742574249</dc:date>
    <meta:editing-duration>P39DT5H26M33S</meta:editing-duration>
    <meta:editing-cycles>31</meta:editing-cycles>
    <meta:generator>LibreOffice/24.2.6.2$Linux_X86_64 LibreOffice_project/420$Build-2</meta:generator>
    <meta:document-statistic meta:table-count="2" meta:image-count="0" meta:object-count="0" meta:page-count="10" meta:paragraph-count="256" meta:word-count="2113" meta:character-count="13444" meta:non-whitespace-character-count="11347"/>
  </office:meta>
</office:document-meta>
</file>